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ee1" officeooo:paragraph-rsid="00167ee1"/>
    </style:style>
    <style:style style:name="P2" style:family="paragraph" style:parent-style-name="Standard">
      <style:text-properties officeooo:rsid="00185de3" officeooo:paragraph-rsid="00185de3"/>
    </style:style>
    <style:style style:name="P3" style:family="paragraph" style:parent-style-name="Standard">
      <style:text-properties officeooo:rsid="0019949c" officeooo:paragraph-rsid="0019949c"/>
    </style:style>
    <style:style style:name="P4" style:family="paragraph" style:parent-style-name="Standard">
      <style:text-properties officeooo:rsid="0019949c" officeooo:paragraph-rsid="001b525d"/>
    </style:style>
    <style:style style:name="P5" style:family="paragraph" style:parent-style-name="Standard">
      <style:text-properties officeooo:rsid="001a444d" officeooo:paragraph-rsid="001a444d"/>
    </style:style>
    <style:style style:name="P6" style:family="paragraph" style:parent-style-name="Standard">
      <style:text-properties officeooo:rsid="001af533" officeooo:paragraph-rsid="001af533"/>
    </style:style>
    <style:style style:name="P7" style:family="paragraph" style:parent-style-name="Standard">
      <style:text-properties officeooo:rsid="001b525d" officeooo:paragraph-rsid="001b525d"/>
    </style:style>
    <style:style style:name="P8" style:family="paragraph" style:parent-style-name="Standard">
      <style:text-properties officeooo:rsid="001bcfa4" officeooo:paragraph-rsid="001bcfa4"/>
    </style:style>
    <style:style style:name="P9" style:family="paragraph" style:parent-style-name="Standard">
      <style:text-properties officeooo:rsid="001da3d9" officeooo:paragraph-rsid="001da3d9"/>
    </style:style>
    <style:style style:name="P10" style:family="paragraph" style:parent-style-name="Standard">
      <style:text-properties officeooo:rsid="001ef6b9" officeooo:paragraph-rsid="001ef6b9"/>
    </style:style>
    <style:style style:name="T1" style:family="text">
      <style:text-properties officeooo:rsid="001b52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ssment test 2 solutions:</text:p>
      <text:p text:style-name="P1"/>
      <text:p text:style-name="P2">Ans1: </text:p>
      <text:p text:style-name="P2">select * from cd.facilities</text:p>
      <text:p text:style-name="P2"/>
      <text:p text:style-name="P2">Ans2: </text:p>
      <text:p text:style-name="P2">select name, membercost from cd.facilities</text:p>
      <text:p text:style-name="P2"/>
      <text:p text:style-name="P2">Ans3:</text:p>
      <text:p text:style-name="P2">select * from cd.facilities</text:p>
      <text:p text:style-name="P2">where membercost &gt;0</text:p>
      <text:p text:style-name="P2"/>
      <text:p text:style-name="P2">Ans4:</text:p>
      <text:p text:style-name="P2">select name,membercost,monthlymaintenance from cd.facilities</text:p>
      <text:p text:style-name="P2">where membercost &gt;0 and (membercost &lt; monthlymaintenance/50)</text:p>
      <text:p text:style-name="P2"/>
      <text:p text:style-name="P2">Ans5:</text:p>
      <text:p text:style-name="P2">select * from cd.facilities</text:p>
      <text:p text:style-name="P2">where name like ('%Tennis%') </text:p>
      <text:p text:style-name="P2"/>
      <text:p text:style-name="P3">Ans6:</text:p>
      <text:p text:style-name="P3">select * from cd.facilities</text:p>
      <text:p text:style-name="P3">where facid <text:span text:style-name="T1">in (1,5)</text:span></text:p>
      <text:p text:style-name="P3"/>
      <text:p text:style-name="P3">Ans7:</text:p>
      <text:p text:style-name="P3">select memid,surname, firstname, joindate</text:p>
      <text:p text:style-name="P3">from cd.members</text:p>
      <text:p text:style-name="P3">where extract(month from joindate)&gt;=9 and extract(day from joindate)&gt;=1</text:p>
      <text:p text:style-name="P7">OR</text:p>
      <text:p text:style-name="P4">select memid,surname, firstname, joindate</text:p>
      <text:p text:style-name="P4">from cd.members</text:p>
      <text:p text:style-name="P4">where <text:span text:style-name="T1">joindate &gt;= ‘2012-09-01’</text:span></text:p>
      <text:p text:style-name="P3"/>
      <text:p text:style-name="P5">Ans8:</text:p>
      <text:p text:style-name="P5">select distinct(surname) from cd.members</text:p>
      <text:p text:style-name="P5">order by surname</text:p>
      <text:p text:style-name="P5">limit 10</text:p>
      <text:p text:style-name="P5"/>
      <text:p text:style-name="P5">Ans9:</text:p>
      <text:p text:style-name="P5">select max(joindate) as last_customer_joindate from cd.members</text:p>
      <text:p text:style-name="P5"/>
      <text:p text:style-name="P6">Ans10:</text:p>
      <text:p text:style-name="P6">select count(name) from cd.facilities</text:p>
      <text:p text:style-name="P6">where guestcost&gt;=10</text:p>
      <text:p text:style-name="P6"/>
      <text:p text:style-name="P6">Ans11:</text:p>
      <text:p text:style-name="P6">select facid, SUM(slots) as total_slots</text:p>
      <text:p text:style-name="P6">from cd.bookings</text:p>
      <text:p text:style-name="P6">where extract(month from starttime)=9 </text:p>
      <text:p text:style-name="P6">and extract(year from starttime)=2012</text:p>
      <text:p text:style-name="P6">group by facid</text:p>
      <text:p text:style-name="P6">order by sum(slots)</text:p>
      <text:p text:style-name="P8"><text:soft-page-break/>Ans 12:</text:p>
      <text:p text:style-name="P8">select bookings.facid, facilities.name, sum(slots) as total_slots from cd.bookings</text:p>
      <text:p text:style-name="P8"/>
      <text:p text:style-name="P8">inner join cd.facilities</text:p>
      <text:p text:style-name="P8">on facilities.facid = bookings.facid</text:p>
      <text:p text:style-name="P8">group by facilities.name, bookings.facid</text:p>
      <text:p text:style-name="P8"/>
      <text:p text:style-name="P8">having sum(slots)&gt;1000</text:p>
      <text:p text:style-name="P8"/>
      <text:p text:style-name="P8">order by facid</text:p>
      <text:p text:style-name="P8"/>
      <text:p text:style-name="P9">Ans13:</text:p>
      <text:p text:style-name="P9">select starttime, name from cd.bookings</text:p>
      <text:p text:style-name="P9">inner join cd.facilities</text:p>
      <text:p text:style-name="P9">on facilities.facid= bookings.facid</text:p>
      <text:p text:style-name="P9">where date(starttime) = '2012-09-21' and name ilike '%Tennis Court%'</text:p>
      <text:p text:style-name="P6"/>
      <text:p text:style-name="P2"/>
      <text:p text:style-name="P10">Ans14:</text:p>
      <text:p text:style-name="P10">select firstname,surname,starttime from cd.members</text:p>
      <text:p text:style-name="P10">inner join cd.bookings</text:p>
      <text:p text:style-name="P10">on members.memid= bookings.memid</text:p>
      <text:p text:style-name="P10">where firstname = 'David' and surname = 'Farrell'</text:p>
      <text:p text:style-name="P10"/>
      <text:p text:style-name="P10">order by startti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10:41:59.769084121</meta:creation-date>
    <dc:date>2022-09-07T12:31:09.262537917</dc:date>
    <meta:editing-duration>PT17M5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194" meta:character-count="1559" meta:non-whitespace-character-count="1420"/>
  </office:meta>
</office:document-meta>
</file>